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2"/>
    <style:style style:name="P45" style:family="paragraph" style:parent-style-name="Standard" style:list-style-name="L23"/>
    <style:style style:name="P46" style:family="paragraph" style:parent-style-name="Heading_20_1">
      <style:text-properties fo:language="en" fo:country="GB"/>
    </style:style>
    <style:style style:name="P47" style:family="paragraph" style:parent-style-name="Heading_20_2">
      <style:text-properties fo:language="en" fo:country="GB"/>
    </style:style>
    <style:style style:name="P48" style:family="paragraph" style:parent-style-name="First_20_line_20_indent" style:list-style-name="L1"/>
    <style:style style:name="P49" style:family="paragraph" style:parent-style-name="First_20_line_20_indent" style:list-style-name="L2"/>
    <style:style style:name="P50" style:family="paragraph" style:parent-style-name="First_20_line_20_indent" style:list-style-name="L3"/>
    <style:style style:name="P51" style:family="paragraph" style:parent-style-name="First_20_line_20_indent" style:list-style-name="L4"/>
    <style:style style:name="P52" style:family="paragraph" style:parent-style-name="First_20_line_20_indent" style:list-style-name="L16"/>
    <style:style style:name="P53"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46" text:outline-level="1">Document structure</text:h>
      <text:h text:style-name="P47"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2">0.1 Table of content<text:tab/>2</text:p>
          <text:p text:style-name="P22">0.2 Revision history<text:tab/>3</text:p>
          <text:p text:style-name="P22">0.3 References<text:tab/>3</text:p>
          <text:p text:style-name="P22">0.4 Glossary<text:tab/>4</text:p>
          <text:p text:style-name="P21">1. Fonctionnalités<text:tab/>5</text:p>
          <text:p text:style-name="P21">2. Architecture<text:tab/>6</text:p>
          <text:p text:style-name="P22">2.1 Threading<text:tab/>6</text:p>
          <text:p text:style-name="P22">2.2 Gestion du document<text:tab/>6</text:p>
          <text:p text:style-name="P22">2.3 Audio<text:tab/>6</text:p>
          <text:p text:style-name="P22">2.4 Messages<text:tab/>6</text:p>
          <text:p text:style-name="P22">2.5 Contrôleurs<text:tab/>7</text:p>
          <text:p text:style-name="P21">3. Interface d’utilisation<text:tab/>8</text:p>
          <text:p text:style-name="P22">3.1 Principes<text:tab/>8</text:p>
          <text:p text:style-name="P22">3.2 Liste des écrans<text:tab/>8</text:p>
          <text:p text:style-name="P23">3.2.1 Démarrage<text:tab/>8</text:p>
          <text:p text:style-name="P24">3.2.1.1 Éléments affichés<text:tab/>8</text:p>
          <text:p text:style-name="P24">3.2.1.2 Interactions<text:tab/>8</text:p>
          <text:p text:style-name="P23">3.2.2 Informations — programme courant<text:tab/>8</text:p>
          <text:p text:style-name="P24">3.2.2.1 Éléments affichés<text:tab/>8</text:p>
          <text:p text:style-name="P24">3.2.2.2 Interactions<text:tab/>8</text:p>
          <text:p text:style-name="P23">3.2.3 Contrôle du volume maître<text:tab/>9</text:p>
          <text:p text:style-name="P24">3.2.3.1 Éléments affichés<text:tab/>9</text:p>
          <text:p text:style-name="P24">3.2.3.2 Interactions<text:tab/>9</text:p>
          <text:p text:style-name="P23">3.2.4 Menu principal<text:tab/>9</text:p>
          <text:p text:style-name="P24">3.2.4.1 Éléments affichés<text:tab/>9</text:p>
          <text:p text:style-name="P24">3.2.4.2 Interactions<text:tab/>9</text:p>
          <text:p text:style-name="P23">3.2.5 Redémarrage<text:tab/>9</text:p>
          <text:p text:style-name="P24">3.2.5.1 Éléments affichés<text:tab/>9</text:p>
          <text:p text:style-name="P24">3.2.5.2 Interactions<text:tab/>9</text:p>
          <text:p text:style-name="P23">3.2.6 Édition programme courant<text:tab/>9</text:p>
          <text:p text:style-name="P24">3.2.6.1 Éléments affichés<text:tab/>9</text:p>
          <text:p text:style-name="P24">3.2.6.2 Interactions<text:tab/>10</text:p>
          <text:p text:style-name="P23">3.2.7 Édition alphanumérique<text:tab/>10</text:p>
          <text:p text:style-name="P24">3.2.7.1 Éléments affichés<text:tab/>10</text:p>
          <text:p text:style-name="P24">3.2.7.2 Interactions<text:tab/>10</text:p>
          <text:p text:style-name="P23">3.2.8 Menu slot<text:tab/>10</text:p>
          <text:p text:style-name="P24">3.2.8.1 Éléments affichés<text:tab/>10</text:p>
          <text:p text:style-name="P24">3.2.8.2 Interactions<text:tab/>11</text:p>
          <text:p text:style-name="P23">3.2.9 x<text:tab/>12</text:p>
          <text:p text:style-name="P24">3.2.9.1 Éléments affichés<text:tab/>12</text:p>
          <text:p text:style-name="P24">3.2.9.2 Interactions<text:tab/>12</text:p>
          <text:p text:style-name="P23">3.2.10 x<text:tab/>12</text:p>
          <text:p text:style-name="P24">3.2.10.1 Éléments affichés<text:tab/>12</text:p>
          <text:p text:style-name="P24">3.2.10.2 Interactions<text:tab/>12</text:p>
          <text:p text:style-name="P23"><text:soft-page-break/>3.2.11 x<text:tab/>12</text:p>
          <text:p text:style-name="P24">3.2.11.1 Éléments affichés<text:tab/>12</text:p>
          <text:p text:style-name="P24">3.2.11.2 Interactions<text:tab/>12</text:p>
          <text:p text:style-name="P23">3.2.12 x<text:tab/>12</text:p>
          <text:p text:style-name="P24">3.2.12.1 Éléments affichés<text:tab/>12</text:p>
          <text:p text:style-name="P24">3.2.12.2 Interactions<text:tab/>12</text:p>
          <text:p text:style-name="P23">3.2.13 x<text:tab/>12</text:p>
          <text:p text:style-name="P24">3.2.13.1 Éléments affichés<text:tab/>12</text:p>
          <text:p text:style-name="P24">3.2.13.2 Interactions<text:tab/>12</text:p>
          <text:p text:style-name="P23">3.2.14 x<text:tab/>12</text:p>
          <text:p text:style-name="P24">3.2.14.1 Éléments affichés<text:tab/>12</text:p>
          <text:p text:style-name="P24">3.2.14.2 Interactions<text:tab/>12</text:p>
          <text:p text:style-name="P23">3.2.15 x<text:tab/>12</text:p>
          <text:p text:style-name="P24">3.2.15.1 Éléments affichés<text:tab/>12</text:p>
          <text:p text:style-name="P24">3.2.15.2 Interactions<text:tab/>12</text:p>
          <text:p text:style-name="P21">4. Implémentation<text:tab/>13</text:p>
          <text:p text:style-name="P22">4.1 Interface utilisateur<text:tab/>13</text:p>
          <text:p text:style-name="P23">4.1.1 Principes<text:tab/>13</text:p>
          <text:p text:style-name="P23">4.1.2 Éléments d’interface<text:tab/>13</text:p>
          <text:p text:style-name="P24">4.1.2.1 Fond<text:tab/>13</text:p>
          <text:p text:style-name="P24">4.1.2.2 Simple texte<text:tab/>13</text:p>
          <text:p text:style-name="P24">4.1.2.3 Liste<text:tab/>13</text:p>
          <text:p text:style-name="P21">5. Idées<text:tab/>14</text:p>
          <text:p text:style-name="P22">5.1 Côté software<text:tab/>14</text:p>
          <text:p text:style-name="P22">5.2 Nouvelles versions de l’électronique<text:tab/>14</text:p>
          <text:p text:style-name="P23">5.2.1 Pédales d’expression supplémentaires<text:tab/>14</text:p>
          <text:p text:style-name="P23">5.2.2 LED plus brillantes<text:tab/>14</text:p>
          <text:p text:style-name="P23">5.2.3 Codeurs incrémentaux<text:tab/>15</text:p>
          <text:p text:style-name="P23">5.2.4 Plusieurs cartes<text:tab/>15</text:p>
          <text:p text:style-name="P23">5.2.5 Meilleur écran<text:tab/>15</text:p>
          <text:p text:style-name="P23">5.2.6 Odroid C2<text:tab/>15</text:p>
        </text:index-body>
      </text:table-of-content>
      <text:p text:style-name="P11"/>
      <text:h text:style-name="P47"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47"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47"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28441024"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48">Zone de banque</text:p>
        </text:list-item>
      </text:list>
      <text:p text:style-name="First_20_line_20_indent">Banque :</text:p>
      <text:list xml:id="list35514489"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48">Zone de preset</text:p>
        </text:list-item>
      </text:list>
      <text:p text:style-name="First_20_line_20_indent">Preset :</text:p>
      <text:list xml:id="list35537759"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28453886"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49">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28450203" text:style-name="L3">
        <text:list-item>
          <text:p text:style-name="P50">Nouveau bloc de contrôle</text:p>
        </text:list-item>
        <text:list-item>
          <text:p text:style-name="P50">Paramètre de plug-in</text:p>
        </text:list-item>
      </text:list>
      <text:p text:style-name="First_20_line_20_indent">Messages thread audio → thread de commande :</text:p>
      <text:list xml:id="list28463933" text:style-name="L4">
        <text:list-item>
          <text:p text:style-name="P51">Recyclage d’un bloc de contrôle</text:p>
        </text:list-item>
        <text:list-item>
          <text:p text:style-name="P51">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28436633" text:style-name="L5">
        <text:list-item>
          <text:p text:style-name="P28">Titre</text:p>
        </text:list-item>
        <text:list-item>
          <text:p text:style-name="P28">Version</text:p>
        </text:list-item>
        <text:list-item>
          <text:p text:style-name="P28">Éventuellement, scan des plug-ins</text:p>
        </text:list-item>
        <text:list-item>
          <text:p text:style-name="P28">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5530091" text:continue-numbering="true" text:style-name="L5">
        <text:list-item>
          <text:p text:style-name="P28">Numéro du programme en très gros</text:p>
        </text:list-item>
        <text:list-item>
          <text:p text:style-name="P28">Nom du programme en gros</text:p>
        </text:list-item>
        <text:list-item>
          <text:p text:style-name="P28">Numéro et nom de la banque courante en petit (qui peut être différente de la banque à laquelle appartient le programme courant ?)</text:p>
        </text:list-item>
        <text:list-item>
          <text:p text:style-name="P28">Adresse IP en petit</text:p>
        </text:list-item>
      </text:list>
      <text:h text:style-name="Heading_20_4" text:outline-level="4">Interactions</text:h>
      <text:list xml:id="list28460204" text:style-name="L6">
        <text:list-item>
          <text:p text:style-name="P29">Select : ➡ menu principal</text:p>
        </text:list-item>
        <text:list-item>
          <text:p text:style-name="P29">←, →, rotenc 2 : ➡ contrôle du volume maître</text:p>
        </text:list-item>
        <text:list-item>
          <text:p text:style-name="P29">↑, ↓, rotenc 1 : changement de programme</text:p>
        </text:list-item>
      </text:list>
      <text:h text:style-name="Heading_20_3" text:outline-level="3"><text:soft-page-break/>Contrôle du volume maître</text:h>
      <text:h text:style-name="Heading_20_4" text:outline-level="4">Éléments affichés</text:h>
      <text:list xml:id="list28466989" text:style-name="L7">
        <text:list-item>
          <text:p text:style-name="P30">Volume en dB</text:p>
        </text:list-item>
      </text:list>
      <text:h text:style-name="Heading_20_4" text:outline-level="4">Interactions</text:h>
      <text:list xml:id="list35534466" text:continue-list="list28460204" text:style-name="L6">
        <text:list-item>
          <text:p text:style-name="P29">←, →, rotenc 2 : changement fin (±0,2 dB)</text:p>
        </text:list-item>
        <text:list-item>
          <text:p text:style-name="P29">↑, ↓, rotenc 1 : changement grossier (±2 dB)</text:p>
        </text:list-item>
        <text:list-item>
          <text:p text:style-name="P29">Esc : ➡ Informations — programme courant</text:p>
        </text:list-item>
      </text:list>
      <text:h text:style-name="Heading_20_3" text:outline-level="3">Menu principal</text:h>
      <text:h text:style-name="Heading_20_4" text:outline-level="4">Éléments affichés</text:h>
      <text:list xml:id="list35516227" text:continue-list="list28466989" text:style-name="L7">
        <text:list-item>
          <text:p text:style-name="P30">Édition programme courant</text:p>
        </text:list-item>
        <text:list-item>
          <text:p text:style-name="P30">Édition des banques</text:p>
        </text:list-item>
        <text:list-item>
          <text:p text:style-name="P30">Configuration du pédalier</text:p>
        </text:list-item>
        <text:list-item>
          <text:p text:style-name="P30">Contrôle du volume maître</text:p>
        </text:list-item>
        <text:list-item>
          <text:p text:style-name="P30">Redémarrage</text:p>
        </text:list-item>
      </text:list>
      <text:h text:style-name="Heading_20_4" text:outline-level="4">Interactions</text:h>
      <text:list xml:id="list35523550" text:continue-list="list35534466" text:style-name="L6">
        <text:list-item>
          <text:p text:style-name="P29">↑, ↓, rotenc 1 : Défilement dans le menu</text:p>
        </text:list-item>
        <text:list-item>
          <text:p text:style-name="P29">Select : ➡ Édition programme courant, ➡ édition des banques, ➡ configuration du pédalier, ➡ contrôle du volume maître, ➡ redémarrage</text:p>
        </text:list-item>
        <text:list-item>
          <text:p text:style-name="P29">Esc : ➡ Informations — programme courant</text:p>
        </text:list-item>
      </text:list>
      <text:h text:style-name="Heading_20_3" text:outline-level="3">Redémarrage</text:h>
      <text:h text:style-name="Heading_20_4" text:outline-level="4">Éléments affichés</text:h>
      <text:list xml:id="list28457450" text:style-name="L8">
        <text:list-item>
          <text:p text:style-name="P31">Voulez-vous vraiment redémarrer ?</text:p>
        </text:list-item>
        <text:list-item>
          <text:p text:style-name="P31">Non</text:p>
        </text:list-item>
        <text:list-item>
          <text:p text:style-name="P31">Oui</text:p>
        </text:list-item>
      </text:list>
      <text:h text:style-name="Heading_20_4" text:outline-level="4">Interactions</text:h>
      <text:list xml:id="list35520676" text:continue-list="list35523550" text:style-name="L6">
        <text:list-item>
          <text:p text:style-name="P29">↑, ↓, rotenc 1 : Défilement dans le menu</text:p>
        </text:list-item>
        <text:list-item>
          <text:p text:style-name="P29">Select : ➡ menu principal ou redémarrage de la machine</text:p>
        </text:list-item>
        <text:list-item>
          <text:p text:style-name="P29">Esc : ➡ menu principal</text:p>
        </text:list-item>
      </text:list>
      <text:h text:style-name="Heading_20_3" text:outline-level="3">Édition programme courant</text:h>
      <text:h text:style-name="Heading_20_4" text:outline-level="4">Éléments affichés</text:h>
      <text:list xml:id="list35529984" text:continue-list="list28457450" text:style-name="L8">
        <text:list-item>
          <text:p text:style-name="P31">Nom du programme</text:p>
        </text:list-item>
        <text:list-item>
          <text:p text:style-name="P31">Contrôleurs</text:p>
        </text:list-item>
        <text:list-item>
          <text:p text:style-name="P31"><text:soft-page-break/>Liste des plug-in slots dans l’ordre de traitement + 1 vide</text:p>
        </text:list-item>
      </text:list>
      <text:h text:style-name="Heading_20_4" text:outline-level="4">Interactions</text:h>
      <text:list xml:id="list28460965" text:style-name="L9">
        <text:list-item>
          <text:p text:style-name="P32">↑, ↓, rotenc 1 : Défilement dans le menu</text:p>
        </text:list-item>
        <text:list-item>
          <text:p text:style-name="P32">Esc : ➡ menu principal</text:p>
        </text:list-item>
        <text:list-item>
          <text:p text:style-name="P32">Select sur Nom du programme ➡ édition alphanumérique. Titre : « Nom du programme ».</text:p>
        </text:list-item>
        <text:list-item>
          <text:p text:style-name="P32">Select sur Contrôleurs : ➡ contrôleurs du programme</text:p>
        </text:list-item>
        <text:list-item>
          <text:p text:style-name="P32">Select sur un slot vide : ➡ menu slot</text:p>
        </text:list-item>
        <text:list-item>
          <text:p text:style-name="P32">Select sur un slot plein : ➡ liste des paramètres</text:p>
        </text:list-item>
        <text:list-item>
          <text:p text:style-name="P32">←, →, rotenc 2 sur un slot plein : changement du type de l’effet, avec un slot vide en début de liste.</text:p>
        </text:list-item>
      </text:list>
      <text:h text:style-name="Heading_20_3" text:outline-level="3">Édition alphanumérique</text:h>
      <text:h text:style-name="Heading_20_4" text:outline-level="4">Éléments affichés</text:h>
      <text:list xml:id="list35539089" text:continue-list="list35529984" text:style-name="L8">
        <text:list-item>
          <text:p text:style-name="P31">Titre</text:p>
        </text:list-item>
        <text:list-item>
          <text:p text:style-name="P31">Chaîne éditée + curseur</text:p>
        </text:list-item>
        <text:list-item>
          <text:p text:style-name="P31">Zone de sélection défilante contenant différents caractères + Del + ← + → + OK + Cancel</text:p>
        </text:list-item>
        <text:list-item>
          <text:p text:style-name="P31">Curseur dans la zone défilante</text:p>
        </text:list-item>
      </text:list>
      <text:h text:style-name="Heading_20_4" text:outline-level="4">Interactions</text:h>
      <text:p text:style-name="First_20_line_20_indent">À l’arrivée, le curseur de chaîne est positionné sur la fin de la chaîne.</text:p>
      <text:list xml:id="list28454543" text:style-name="L10">
        <text:list-item>
          <text:p text:style-name="P33">↑, ↓, rotenc 1 et ←, →, rotenc 2 : faire défiler le curseur de sélection</text:p>
        </text:list-item>
        <text:list-item>
          <text:p text:style-name="P33">Select : ajouter le caractère pointé ou faire l’action indiquée</text:p>
        </text:list-item>
        <text:list-item>
          <text:p text:style-name="P33">Esc : comme Cancel.</text:p>
        </text:list-item>
      </text:list>
      <text:p text:style-name="First_20_line_20_indent"/>
      <text:p text:style-name="First_20_line_20_indent">Icônes :</text:p>
      <text:list xml:id="list28462000" text:style-name="L11">
        <text:list-item>
          <text:p text:style-name="P34">OK : la chaîne est validée telle quelle, retour à l’écran commanditaire</text:p>
        </text:list-item>
        <text:list-item>
          <text:p text:style-name="P34">Cancel : l’édition est annulée, retour à l’écran commanditaire</text:p>
        </text:list-item>
        <text:list-item>
          <text:p text:style-name="P34">Del : le caractère avant le curseur est effacé</text:p>
        </text:list-item>
        <text:list-item>
          <text:p text:style-name="P34">←, → : déplacement du curseur de chaîne.</text:p>
        </text:list-item>
      </text:list>
      <text:h text:style-name="Heading_20_3" text:outline-level="3">Menu slot</text:h>
      <text:h text:style-name="Heading_20_4" text:outline-level="4">Éléments affichés</text:h>
      <text:list xml:id="list28456991" text:style-name="L12">
        <text:list-item>
          <text:p text:style-name="P35">Type de l’effet</text:p>
        </text:list-item>
        <text:list-item>
          <text:p text:style-name="P35">Insérer nouveau avant</text:p>
        </text:list-item>
        <text:list-item>
          <text:p text:style-name="P35">Supprimer (si applicable)</text:p>
        </text:list-item>
        <text:list-item>
          <text:p text:style-name="P35">Remise à zéro (si applicable)</text:p>
        </text:list-item>
        <text:list-item>
          <text:p text:style-name="P35">Déplacer</text:p>
        </text:list-item>
        <text:list-item>
          <text:p text:style-name="P35">Presets (si applicable)</text:p>
        </text:list-item>
        <text:list-item>
          <text:p text:style-name="P35">Nbr chn in/out (si applicable)</text:p>
        </text:list-item>
      </text:list>
      <text:p text:style-name="First_20_line_20_indent"/>
      <text:h text:style-name="Heading_20_4" text:outline-level="4"><text:soft-page-break/>Interactions</text:h>
      <text:list xml:id="list28457741" text:style-name="L13">
        <text:list-item>
          <text:p text:style-name="P36">←, →, rotenc 2  sur Type de l’effet : cycle les effets disponibles + slot vide.</text:p>
        </text:list-item>
        <text:list-item>
          <text:p text:style-name="P36">Select sur Type de l’effet : ➡ liste des effets</text:p>
        </text:list-item>
        <text:list-item>
          <text:p text:style-name="P36">Select sur Supprimer : ➡ confirmation simple (titre : « supprimer le slot ? »), éventuelle suppression du slot puis retour ➡ édition programme courant.</text:p>
        </text:list-item>
        <text:list-item>
          <text:p text:style-name="P36">Select sur Remise à zéro : ➡ confirmation simple (titre : « Remettre l’effet à zéro ? »), éventuelle remise à zéro du slot puis retour sur cette même page.</text:p>
        </text:list-item>
        <text:list-item>
          <text:p text:style-name="P36">Select sur Déplacer : ➡ déplacement de slot</text:p>
        </text:list-item>
        <text:list-item>
          <text:p text:style-name="P36">Select sur Presets : ➡ gestion des presets d’effet</text:p>
        </text:list-item>
        <text:list-item>
          <text:p text:style-name="P36">Select sur Nbr chn in/out : alterne le mono forcé avec stéréo (si applicable)</text:p>
        </text:list-item>
        <text:list-item>
          <text:p text:style-name="P36">Esc : ➡ édition programme courant</text:p>
        </text:list-item>
      </text:list>
      <text:h text:style-name="Heading_20_3" text:outline-level="3">Liste des paramètres</text:h>
      <text:h text:style-name="Heading_20_4" text:outline-level="4">Éléments affichés</text:h>
      <text:list xml:id="list28566885" text:style-name="L18">
        <text:list-item>
          <text:p text:style-name="P40">Setup / actions</text:p>
        </text:list-item>
        <text:list-item>
          <text:p text:style-name="P40">Bypass + valeur</text:p>
        </text:list-item>
        <text:list-item>
          <text:p text:style-name="P40">FX mix + valeur</text:p>
        </text:list-item>
        <text:list-item>
          <text:p text:style-name="P40">Volume + valeur</text:p>
        </text:list-item>
        <text:list-item>
          <text:p text:style-name="P40">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Interactions</text:h>
      <text:list xml:id="list28715218" text:style-name="L19">
        <text:list-item>
          <text:p text:style-name="P41">↑, ↓, rotenc 1 : Défilement dans le menu</text:p>
        </text:list-item>
        <text:list-item>
          <text:p text:style-name="P41">Select sur Setup / actions : ➡ menu slot</text:p>
        </text:list-item>
        <text:list-item>
          <text:p text:style-name="P41">Select sur un paramètre :➡ Édition d’un paramètre</text:p>
        </text:list-item>
        <text:list-item>
          <text:p text:style-name="P41">Esc : ➡ édition programme courant</text:p>
        </text:list-item>
        <text:list-item>
          <text:p text:style-name="P41">←, →, rotenc 2 : changement de la valeur du paramètre (coarse, 1/20)</text:p>
        </text:list-item>
      </text:list>
      <text:h text:style-name="Heading_20_3" text:outline-level="3">Édition d’un paramètre</text:h>
      <text:h text:style-name="Heading_20_4" text:outline-level="4">Éléments affichés</text:h>
      <text:list xml:id="list29385176" text:style-name="L20">
        <text:list-item>
          <text:p text:style-name="P42">Nom du paramètre</text:p>
        </text:list-item>
        <text:list-item>
          <text:p text:style-name="P42">Valeur</text:p>
        </text:list-item>
        <text:list-item>
          <text:p text:style-name="P42">Unité (sur la même ligne que la valeur)</text:p>
        </text:list-item>
        <text:list-item>
          <text:p text:style-name="P42">Symboles donnant 4 pas de réglage, sur une ligne (ex : « 1 :10 :100 :1000 »)</text:p>
        </text:list-item>
        <text:list-item>
          <text:p text:style-name="P42">Contrôleurs, avec symbole indiquant qu’il y en a</text:p>
        </text:list-item>
        <text:list-item>
          <text:p text:style-name="P42">Si applicable : indication asservissement au tempo</text:p>
        </text:list-item>
      </text:list>
      <text:h text:style-name="Heading_20_4" text:outline-level="4">Interactions</text:h>
      <text:p text:style-name="First_20_line_20_indent"/>
      <text:h text:style-name="Heading_20_3" text:outline-level="3"><text:soft-page-break/>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29744465" text:style-name="L21">
        <text:list-item>
          <text:p text:style-name="P43">que l’interaction et l’affichage sont regroupés sur la même arborescence</text:p>
        </text:list-item>
        <text:list-item>
          <text:p text:style-name="P43">que le fond est de couleur « 0 »</text:p>
        </text:list-item>
        <text:list-item>
          <text:p text:style-name="P43">que les éléments graphiques ne se superposent pas, ou s’écrasent les uns les autres</text:p>
        </text:list-item>
        <text:list-item>
          <text:p text:style-name="P43">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30392231" text:style-name="L22">
        <text:list-item>
          <text:p text:style-name="P44">Identifiant, donné par le code client lors de l’insertion. Il est unique au sein du container.</text:p>
        </text:list-item>
        <text:list-item>
          <text:p text:style-name="P44">Position en pixels, relativement à l’origine du container</text:p>
        </text:list-item>
        <text:list-item>
          <text:p text:style-name="P44">Flag indiquant la navigabilité (passage du curseur)</text:p>
        </text:list-item>
        <text:list-item>
          <text:p text:style-name="P44">Forçages : ↑, ↓, ←, →. Le forçage peut prendre plusieurs formes :</text:p>
          <text:list>
            <text:list-item>
              <text:p text:style-name="P44">Saut à un élément spécifié</text:p>
            </text:list-item>
            <text:list-item>
              <text:p text:style-name="P44">Arrêt</text:p>
            </text:list-item>
          </text:list>
        </text:list-item>
        <text:list-item>
          <text:p text:style-name="P44">Deux flags indiquant si les rotenc permettent la navigation (besoin de ça ? c’est implicite avec le gestionnaire d’événements)</text:p>
        </text:list-item>
        <text:list-item>
          <text:p text:style-name="P44">Une routine de redraw, où l’on indique si on doit afficher le curseur avec</text:p>
        </text:list-item>
        <text:list-item>
          <text:p text:style-name="P44">Un gestionnaire d’évènements :</text:p>
          <text:list>
            <text:list-item>
              <text:p text:style-name="P44">Touches et rotenc non gérés par la navigation</text:p>
            </text:list-item>
            <text:list-item>
              <text:p text:style-name="P44">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30537604" text:style-name="L23">
        <text:list-item>
          <text:p text:style-name="P45">Un texte</text:p>
        </text:list-item>
        <text:list-item>
          <text:p text:style-name="P45">Une police</text:p>
        </text:list-item>
        <text:list-item>
          <text:p text:style-name="P45">Des justifications horizontales et verticales</text:p>
        </text:list-item>
        <text:list-item>
          <text:p text:style-name="P45">Une taille maxi en pixels ?</text:p>
        </text:list-item>
        <text:list-item>
          <text:p text:style-name="P45">Des attributs :</text:p>
          <text:list>
            <text:list-item>
              <text:p text:style-name="P45">Bold</text:p>
            </text:list-item>
            <text:list-item>
              <text:p text:style-name="P45">Surligné</text:p>
            </text:list-item>
            <text:list-item>
              <text:p text:style-name="P45">Souligné</text:p>
            </text:list-item>
            <text:list-item>
              <text:p text:style-name="P45">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28442899" text:style-name="L16">
        <text:list-item>
          <text:p text:style-name="P52">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2">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oft-page-break/><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28452290" text:style-name="L17">
        <text:list-item>
          <text:p text:style-name="P39">Carte de dispatching (connecteur Pi + connecteurs autres cartes) + ADC</text:p>
        </text:list-item>
        <text:list-item>
          <text:p text:style-name="P39">Carte LED</text:p>
        </text:list-item>
        <text:list-item>
          <text:p text:style-name="P39">Carte Pédales/boutons</text:p>
        </text:list-item>
        <text:list-item>
          <text:p text:style-name="P39">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olice_20_par_20_défaut" style:display-name="Police par défaut" style:family="text"/>
    <style:style style:name="Code" style:family="text" style:parent-style-name="Police_20_par_20_défaut">
      <style:text-properties style:font-name="Courier New"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6.11</text:modification-date></text:span></text:p>
            </table:table-cell>
          </table:table-row>
        </table:table>
        <text:p text:style-name="MP5"><draw:line text:anchor-type="char" draw:z-index="15" draw:style-name="Mgr1" draw:text-style-name="MP6" svg:x1="0cm" svg:y1="0.072cm" svg:x2="16.942cm" svg:y2="0.072cm"><text:p/></draw:line></text:p>
      </style:header>
      <style:footer>
        <text:p text:style-name="MP7"><draw:line text:anchor-type="char" draw:z-index="31"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16 – </text:span><text:span text:style-name="MT1"><text:user-defined text:name="Company"/></text:span></text:p>
            </table:table-cell>
            <table:table-cell table:style-name="Tableau4.A1" office:value-type="string">
              <text:p text:style-name="MP9"><text:span text:style-name="MT1">Page </text:span><text:span text:style-name="MT2"><text:page-number text:select-page="current">16</text:page-number></text:span><text:span text:style-name="MT1"> / </text:span><text:span text:style-name="MT2"><text:page-count style:num-format="1">16</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339</meta:editing-cycles>
    <meta:editing-duration>PT363H27M51S</meta:editing-duration>
    <meta:generator>OpenOffice.org/3.2$Win32 OpenOffice.org_project/320m12$Build-9483</meta:generator>
    <dc:date>2016-06-11T15:35:22.17</dc:date>
    <meta:document-statistic meta:table-count="5" meta:image-count="0" meta:object-count="0" meta:page-count="16" meta:paragraph-count="366" meta:word-count="3131" meta:character-count="17679"/>
    <meta:user-defined meta:name="Référence">-</meta:user-defined>
    <meta:user-defined meta:name="Version">1.0</meta:user-defined>
  </office:meta>
</office:document-meta>
</file>